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80000000F01CFA2BD4.png" manifest:media-type="image/png"/>
  <manifest:file-entry manifest:full-path="Pictures/1000000000000280000000F0E30AEC8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  <style:text-properties fo:font-weight="bold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2.845cm" svg:x="8.255cm" svg:y="0.127cm">
          <draw:image xlink:href="Pictures/1000000000000280000000F0E30AEC80.png" xlink:type="simple" xlink:show="embed" xlink:actuate="onLoad">
            <text:p/>
          </draw:image>
        </draw:frame>
        <draw:frame draw:style-name="gr1" draw:text-style-name="P2" draw:layer="layout" svg:width="7.62cm" svg:height="2.845cm" svg:x="0.127cm" svg:y="0.127cm">
          <draw:image xlink:href="Pictures/1000000000000280000000F01CFA2BD4.png" xlink:type="simple" xlink:show="embed" xlink:actuate="onLoad">
            <text:p/>
          </draw:image>
        </draw:frame>
        <draw:frame draw:style-name="gr2" draw:layer="layout" svg:width="1.397cm" svg:height="0.962cm" svg:x="3.239cm" svg:y="3.069cm">
          <draw:text-box>
            <text:p>(a)</text:p>
          </draw:text-box>
        </draw:frame>
        <draw:frame draw:style-name="gr2" draw:layer="layout" svg:width="1.397cm" svg:height="0.962cm" svg:x="11.367cm" svg:y="3.069cm">
          <draw:text-box>
            <text:p>(b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002cm" fo:page-height="4.03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io </meta:initial-creator>
    <meta:creation-date>2014-07-10T10:31:23.333784368</meta:creation-date>
    <dc:date>2014-07-22T15:07:38.090459428</dc:date>
    <dc:creator>helio </dc:creator>
    <meta:editing-duration>P0D</meta:editing-duration>
    <meta:editing-cycles>4</meta:editing-cycles>
    <meta:generator>LibreOffice/4.2.4.2$Linux_x86 LibreOffice_project/420m0$Build-2</meta:generator>
    <meta:document-statistic meta:object-count="4"/>
  </office:meta>
</office:document-meta>
</file>